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4d2" officeooo:paragraph-rsid="000955db"/>
    </style:style>
    <style:style style:name="P2" style:family="paragraph" style:parent-style-name="Standard">
      <style:text-properties officeooo:rsid="000955db" officeooo:paragraph-rsid="000955db"/>
    </style:style>
    <style:style style:name="P3" style:family="paragraph" style:parent-style-name="Standard">
      <style:text-properties fo:font-size="14pt" officeooo:rsid="000764d2" officeooo:paragraph-rsid="000955db" style:font-size-asian="14pt" style:font-size-complex="14pt"/>
    </style:style>
    <style:style style:name="P4" style:family="paragraph" style:parent-style-name="Standard">
      <style:text-properties fo:font-size="14pt" officeooo:rsid="000764d2" officeooo:paragraph-rsid="000764d2" style:font-size-asian="14pt" style:font-size-complex="14pt"/>
    </style:style>
    <style:style style:name="P5" style:family="paragraph" style:parent-style-name="Standard">
      <style:text-properties fo:font-size="14pt" officeooo:rsid="000b1beb" officeooo:paragraph-rsid="000b1beb" style:font-size-asian="14pt" style:font-size-complex="14pt"/>
    </style:style>
    <style:style style:name="P6" style:family="paragraph" style:parent-style-name="Standard">
      <style:text-properties fo:font-size="14pt" officeooo:rsid="000b1beb" officeooo:paragraph-rsid="000b60b3" style:font-size-asian="14pt" style:font-size-complex="14pt"/>
    </style:style>
    <style:style style:name="P7" style:family="paragraph" style:parent-style-name="Standard">
      <style:text-properties fo:font-size="14pt" officeooo:rsid="000b60b3" officeooo:paragraph-rsid="000b60b3" style:font-size-asian="14pt" style:font-size-complex="14pt"/>
    </style:style>
    <style:style style:name="P8" style:family="paragraph" style:parent-style-name="Standard">
      <style:text-properties fo:font-size="14pt" fo:font-weight="bold" officeooo:rsid="000b1beb" officeooo:paragraph-rsid="000b1be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764d2" officeooo:paragraph-rsid="000764d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955db" officeooo:paragraph-rsid="000955db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officeooo:rsid="000955db" officeooo:paragraph-rsid="000955db" style:font-size-asian="16pt" style:font-size-complex="16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officeooo:rsid="000955db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0b60b3" style:font-name-asian="Liberation Serif1" style:font-name-complex="Liberation Serif1"/>
    </style:style>
    <style:style style:name="T4" style:family="text">
      <style:text-properties officeooo:rsid="000b60b3"/>
    </style:style>
    <style:style style:name="gr1" style:family="graphic">
      <style:graphic-properties draw:fill="solid" draw:fill-color="#ffffff" draw:textarea-horizontal-align="justify" draw:textarea-vertical-align="middle" draw:auto-grow-height="false" fo:min-height="1.824cm" fo:min-width="0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954cm" fo:min-width="3.1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3cm" draw:marker-start-width="0.801cm" draw:marker-end-width="0.801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INDOWS TERMINAL</text:p>
      <text:p text:style-name="P10">Comandos:</text:p>
      <text:p text:style-name="P11"/>
      <text:p text:style-name="P4">shift + alt + ‘+’ <text:s/>→<text:span text:style-name="T1"> divide a coluna em duas </text:span></text:p>
      <text:p text:style-name="P2"><draw:custom-shape text:anchor-type="paragraph" draw:z-index="0" draw:name="Forma1" draw:style-name="gr1" draw:text-style-name="P12" svg:width="0.943cm" svg:height="1.825cm" svg:x="0.268cm" svg:y="0.725cm"><text:p/><draw:enhanced-geometry svg:viewBox="0 0 21600 21600" draw:type="rectangle" draw:enhanced-path="M 0 0 L 21600 0 21600 21600 0 21600 0 0 Z N"/></draw:custom-shape><draw:custom-shape text:anchor-type="paragraph" draw:z-index="1" draw:name="Forma1" draw:style-name="gr1" draw:text-style-name="P12" svg:width="0.943cm" svg:height="1.825cm" svg:x="1.21cm" svg:y="0.725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3"><draw:custom-shape text:anchor-type="paragraph" draw:z-index="2" draw:name="Forma1" draw:style-name="gr2" draw:text-style-name="P12" svg:width="3.148cm" svg:height="0.955cm" svg:x="0.326cm" svg:y="1.42cm"><text:p/><draw:enhanced-geometry svg:viewBox="0 0 21600 21600" draw:type="rectangle" draw:enhanced-path="M 0 0 L 21600 0 21600 21600 0 21600 0 0 Z N"/></draw:custom-shape><draw:custom-shape text:anchor-type="paragraph" draw:z-index="3" draw:name="Forma1" draw:style-name="gr2" draw:text-style-name="P12" svg:width="3.148cm" svg:height="0.955cm" svg:x="0.326cm" svg:y="2.374cm"><text:p/><draw:enhanced-geometry svg:viewBox="0 0 21600 21600" draw:type="rectangle" draw:enhanced-path="M 0 0 L 21600 0 21600 21600 0 21600 0 0 Z N"/></draw:custom-shape>shift + alt + ‘-’ <text:s/>→<text:span text:style-name="T1"> divide a linha em duas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Para mover o foco entre as divisões do terminal:</text:p>
      <text:p text:style-name="P8"/>
      <text:p text:style-name="P5"><text:span text:style-name="T4">A</text:span>lt+’→’ → <text:span text:style-name="T4">M</text:span>ove o cursor da coluna da esquerda para a direita</text:p>
      <text:p text:style-name="P5"><draw:custom-shape text:anchor-type="paragraph" draw:z-index="4" draw:name="Forma1" draw:style-name="gr1" draw:text-style-name="P12" svg:width="0.943cm" svg:height="1.825cm" svg:x="0.445cm" svg:y="0.062cm"><text:p/><draw:enhanced-geometry svg:viewBox="0 0 21600 21600" draw:type="rectangle" draw:enhanced-path="M 0 0 L 21600 0 21600 21600 0 21600 0 0 Z N"/></draw:custom-shape><draw:custom-shape text:anchor-type="paragraph" draw:z-index="5" draw:name="Forma1" draw:style-name="gr1" draw:text-style-name="P12" svg:width="0.943cm" svg:height="1.825cm" svg:x="1.386cm" svg:y="0.062cm"><text:p/><draw:enhanced-geometry svg:viewBox="0 0 21600 21600" draw:type="rectangle" draw:enhanced-path="M 0 0 L 21600 0 21600 21600 0 21600 0 0 Z N"/></draw:custom-shape><draw:line text:anchor-type="paragraph" draw:z-index="6" draw:name="Forma2" draw:style-name="gr3" draw:text-style-name="P13" svg:x1="1.647cm" svg:y1="0.239cm" svg:x2="1.647cm" svg:y2="0.712cm"><text:p/></draw:line></text:p>
      <text:p text:style-name="P5"/>
      <text:p text:style-name="P5"/>
      <text:p text:style-name="P5"/>
      <text:p text:style-name="P5">Alt+’←’ → <text:span text:style-name="T4">M</text:span>ove o cursor da coluna da direita para a esquerda </text:p>
      <text:p text:style-name="P5"><draw:custom-shape text:anchor-type="paragraph" draw:z-index="7" draw:name="Forma1" draw:style-name="gr1" draw:text-style-name="P12" svg:width="0.943cm" svg:height="1.825cm" svg:x="0.445cm" svg:y="0.062cm"><text:p/><draw:enhanced-geometry svg:viewBox="0 0 21600 21600" draw:type="rectangle" draw:enhanced-path="M 0 0 L 21600 0 21600 21600 0 21600 0 0 Z N"/></draw:custom-shape><draw:custom-shape text:anchor-type="paragraph" draw:z-index="8" draw:name="Forma1" draw:style-name="gr1" draw:text-style-name="P12" svg:width="0.943cm" svg:height="1.825cm" svg:x="1.386cm" svg:y="0.062cm"><text:p/><draw:enhanced-geometry svg:viewBox="0 0 21600 21600" draw:type="rectangle" draw:enhanced-path="M 0 0 L 21600 0 21600 21600 0 21600 0 0 Z N"/></draw:custom-shape><draw:line text:anchor-type="paragraph" draw:z-index="9" draw:name="Forma2" draw:style-name="gr3" draw:text-style-name="P13" svg:x1="0.647cm" svg:y1="0.239cm" svg:x2="0.647cm" svg:y2="0.712cm"><text:p/></draw:line></text:p>
      <text:p text:style-name="P5"/>
      <text:p text:style-name="P5"/>
      <text:p text:style-name="P5"/>
      <text:p text:style-name="P5">Alt+ ‘<text:span text:style-name="T2">↑’ → </text:span><text:span text:style-name="T3">M</text:span><text:span text:style-name="T2">ove o cursor da linha de baixo para a de cima </text:span></text:p>
      <text:p text:style-name="P5"><draw:custom-shape text:anchor-type="paragraph" draw:z-index="10" draw:name="Forma1" draw:style-name="gr2" draw:text-style-name="P12" svg:width="3.148cm" svg:height="0.955cm" svg:x="0.15cm" svg:y="0.215cm"><text:p/><draw:enhanced-geometry svg:viewBox="0 0 21600 21600" draw:type="rectangle" draw:enhanced-path="M 0 0 L 21600 0 21600 21600 0 21600 0 0 Z N"/></draw:custom-shape><draw:line text:anchor-type="paragraph" draw:z-index="12" draw:name="Forma2" draw:style-name="gr3" draw:text-style-name="P13" svg:x1="0.323cm" svg:y1="0.368cm" svg:x2="0.323cm" svg:y2="0.841cm"><text:p/></draw:line><text:span text:style-name="T2"/></text:p>
      <text:p text:style-name="P5"><text:span text:style-name="T2"/></text:p>
      <text:p text:style-name="P5"><draw:custom-shape text:anchor-type="paragraph" draw:z-index="11" draw:name="Forma1" draw:style-name="gr2" draw:text-style-name="P12" svg:width="3.148cm" svg:height="0.955cm" svg:x="0.15cm" svg:y="0.034cm"><text:p/><draw:enhanced-geometry svg:viewBox="0 0 21600 21600" draw:type="rectangle" draw:enhanced-path="M 0 0 L 21600 0 21600 21600 0 21600 0 0 Z N"/></draw:custom-shape><text:span text:style-name="T2"/></text:p>
      <text:p text:style-name="P5"><text:span text:style-name="T2"/></text:p>
      <text:p text:style-name="P5"><text:span text:style-name="T2"/></text:p>
      <text:p text:style-name="P6"><text:span text:style-name="T2">Alt+’</text:span><text:span text:style-name="T3">↓’ → M</text:span><text:span text:style-name="T2">ove o cursor da linha de </text:span><text:span text:style-name="T3">cima</text:span><text:span text:style-name="T2"> para a de </text:span><text:span text:style-name="T3">baixo</text:span><text:span text:style-name="T2"> </text:span></text:p>
      <text:p text:style-name="P6"><draw:custom-shape text:anchor-type="paragraph" draw:z-index="14" draw:name="Forma1" draw:style-name="gr2" draw:text-style-name="P12" svg:width="3.148cm" svg:height="0.955cm" svg:x="0.15cm" svg:y="0.034cm"><text:p/><draw:enhanced-geometry svg:viewBox="0 0 21600 21600" draw:type="rectangle" draw:enhanced-path="M 0 0 L 21600 0 21600 21600 0 21600 0 0 Z N"/></draw:custom-shape><text:span text:style-name="T2"/></text:p>
      <text:p text:style-name="P6"><draw:custom-shape text:anchor-type="paragraph" draw:z-index="13" draw:name="Forma1" draw:style-name="gr2" draw:text-style-name="P12" svg:width="3.148cm" svg:height="0.955cm" svg:x="0.15cm" svg:y="0.42cm"><text:p/><draw:enhanced-geometry svg:viewBox="0 0 21600 21600" draw:type="rectangle" draw:enhanced-path="M 0 0 L 21600 0 21600 21600 0 21600 0 0 Z N"/></draw:custom-shape><text:span text:style-name="T2"/></text:p>
      <text:p text:style-name="P6"><draw:line text:anchor-type="paragraph" draw:z-index="15" draw:name="Forma2" draw:style-name="gr3" draw:text-style-name="P13" svg:x1="0.529cm" svg:y1="0.008cm" svg:x2="0.529cm" svg:y2="0.481cm"><text:p/></draw:line><text:span text:style-name="T2"/></text:p>
      <text:p text:style-name="P6"><text:span text:style-name="T2"/></text:p>
      <text:p text:style-name="P6"/>
      <text:p text:style-name="P6"/>
      <text:p text:style-name="P6"/>
      <text:p text:style-name="P6"><text:soft-page-break/><text:span text:style-name="T4">(Shift+</text:span>alt+’→’ , <text:span text:style-name="T4">Shift+a</text:span>lt+’←’ <text:s/>, <text:s/><text:span text:style-name="T4">Shift+a</text:span>lt+ ‘<text:span text:style-name="T2">↑’ , </text:span><text:span text:style-name="T3">Shift+a</text:span><text:span text:style-name="T2">lt+’</text:span><text:span text:style-name="T3">↓’ )→ Redefine a largura da linha ou da coluna em que o prompt está ativo.</text:span></text:p>
      <text:p text:style-name="P6"><text:span text:style-name="T3"/></text:p>
      <text:p text:style-name="P6"><text:span text:style-name="T3"/></text:p>
      <text:p text:style-name="P7"><text:span text:style-name="T3">c</text:span><text:span text:style-name="T2">trl+shift+w → <text:s/>Remove uma divisão linha ou colu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10:12.656000000</meta:creation-date>
    <dc:date>2023-07-18T15:00:28.238000000</dc:date>
    <meta:editing-duration>PT7M53S</meta:editing-duration>
    <meta:editing-cycles>1</meta:editing-cycles>
    <meta:document-statistic meta:table-count="0" meta:image-count="0" meta:object-count="0" meta:page-count="2" meta:paragraph-count="11" meta:word-count="116" meta:character-count="585" meta:non-whitespace-character-count="470"/>
    <meta:generator>LibreOffice/6.1.3.2$Windows_X86_64 LibreOffice_project/86daf60bf00efa86ad547e59e09d6bb77c699acb</meta:generator>
  </office:meta>
</office:document-meta>
</file>